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clock.pde */</text:p>
      <text:p text:style-name="P3"/>
      <text:p text:style-name="P3">/* 1) Sets the date and time on the ds1307 */</text:p>
      <text:p text:style-name="P3">/* 2) Starts the clock */</text:p>
      <text:p text:style-name="P3">/* 3) Sets hour mode to 24 hour clock */</text:p>
      <text:p text:style-name="P3">void SetDateDs1307(byte second, <text:s text:c="7"/>// 0-59</text:p>
      <text:p text:style-name="P3"><text:s text:c="19"/>byte minute, <text:s text:c="7"/>// 0-59</text:p>
      <text:p text:style-name="P3"><text:s text:c="19"/>byte hour, <text:s text:c="9"/>// 1-23</text:p>
      <text:p text:style-name="P3"><text:s text:c="19"/>byte dayOfWeek, <text:s text:c="4"/>// 1-7</text:p>
      <text:p text:style-name="P3"><text:s text:c="19"/>byte dayOfMonth, <text:s text:c="3"/>// 1-31</text:p>
      <text:p text:style-name="P3"><text:s text:c="19"/>byte month, <text:s text:c="8"/>// 1-12</text:p>
      <text:p text:style-name="P3"><text:s text:c="19"/>byte year) <text:s text:c="9"/>// 0-99</text:p>
      <text:p text:style-name="P3">{</text:p>
      <text:p text:style-name="P3"><text:s text:c="3"/>Wire.beginTransmission(CLOCK_ADDRESS);</text:p>
      <text:p text:style-name="P3"><text:s text:c="3"/>Wire.send(0);</text:p>
      <text:p text:style-name="P3"><text:s text:c="3"/>Wire.send(DecToBcd(second)); <text:s text:c="3"/>/* 0 to bit 7 starts the clock */</text:p>
      <text:p text:style-name="P3"><text:s text:c="3"/>Wire.send(DecToBcd(minute));</text:p>
      <text:p text:style-name="P3"><text:s text:c="3"/>Wire.send(DecToBcd(hour)); <text:s text:c="5"/>/* If you want 12 hour am/pm you need to set */</text:p>
      <text:p text:style-name="P3"><text:s text:c="35"/>/* bit 6 (also need to change readDateDs1307) */</text:p>
      <text:p text:style-name="P3"><text:s text:c="3"/>Wire.send(DecToBcd(dayOfWeek));</text:p>
      <text:p text:style-name="P3"><text:s text:c="3"/>Wire.send(DecToBcd(dayOfMonth));</text:p>
      <text:p text:style-name="P3"><text:s text:c="3"/>Wire.send(DecToBcd(month));</text:p>
      <text:p text:style-name="P3"><text:s text:c="3"/>Wire.send(DecToBcd(year));</text:p>
      <text:p text:style-name="P3"><text:s text:c="3"/>Wire.endTransmission();</text:p>
      <text:p text:style-name="P3">}</text:p>
      <text:p text:style-name="P3"/>
      <text:p text:style-name="P3">/* Gets the date and time from the ds1307 */</text:p>
      <text:p text:style-name="P3">void GetDateDs1307(byte *second, byte *minute, byte *hour,</text:p>
      <text:p text:style-name="P3"><text:s text:c="2"/>byte *dayOfWeek, byte *dayOfMonth, byte *month, byte *year)</text:p>
      <text:p text:style-name="P3">{</text:p>
      <text:p text:style-name="P3"><text:s text:c="2"/>Wire.beginTransmission(CLOCK_ADDRESS);</text:p>
      <text:p text:style-name="P3"><text:s text:c="2"/>Wire.send(0); <text:s text:c="3"/>/* Reset the register pointer to the start of memory */</text:p>
      <text:p text:style-name="P3"><text:s text:c="2"/>Wire.endTransmission();</text:p>
      <text:p text:style-name="P3"><text:s text:c="2"/>Wire.requestFrom(CLOCK_ADDRESS, 7);</text:p>
      <text:p text:style-name="P3"/>
      <text:p text:style-name="P3"><text:s text:c="2"/>/* A few of these need masks because certain bits are control bits */</text:p>
      <text:p text:style-name="P3"><text:s text:c="2"/>*second <text:s text:c="4"/>= BcdToDec(Wire.receive() &amp; 0x7f);</text:p>
      <text:p text:style-name="P3"><text:s text:c="2"/>*minute <text:s text:c="4"/>= BcdToDec(Wire.receive());</text:p>
      <text:p text:style-name="P3"><text:s text:c="2"/>*hour <text:s text:c="6"/>= BcdToDec(Wire.receive() &amp; 0x3f); <text:s/>/* Need to change this if 12 hour am/pm */</text:p>
      <text:p text:style-name="P3"><text:s text:c="2"/>*dayOfWeek <text:s/>= BcdToDec(Wire.receive());</text:p>
      <text:p text:style-name="P3"><text:s text:c="2"/>*dayOfMonth = BcdToDec(Wire.receive());</text:p>
      <text:p text:style-name="P3"><text:s text:c="2"/>*month <text:s text:c="5"/>= BcdToDec(Wire.receive());</text:p>
      <text:p text:style-name="P3"><text:s text:c="2"/>*year <text:s text:c="6"/>= BcdToDec(Wire.receive());</text:p>
      <text:p text:style-name="P3">}</text:p>
      <text:p text:style-name="P3"/>
      <text:p text:style-name="P3">/* Convert normal decimal numbers to binary coded decimal */</text:p>
      <text:p text:style-name="P3">byte DecToBcd(byte val)</text:p>
      <text:p text:style-name="P3">{</text:p>
      <text:p text:style-name="P3"><text:s text:c="2"/>return ( (val/10*16) + (val%10) );</text:p>
      <text:p text:style-name="P3">}</text:p>
      <text:p text:style-name="P3"/>
      <text:p text:style-name="P3">/* Convert binary coded decimal to normal decimal numbers */</text:p>
      <text:p text:style-name="P3">byte BcdToDec(byte val)</text:p>
      <text:p text:style-name="P3"><text:soft-page-break/>{</text:p>
      <text:p text:style-name="P3"><text:s text:c="2"/>return ( (val/16*10) + (val%16) 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clock.odt</text:file-name> <text:s/><text:date style:data-style-name="N37" text:date-value="2009-11-25T16:32:23.29">11/25/09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1-25T16:32:23.12</dc:date>
    <dc:creator>Richard Hollabaugh</dc:creator>
    <meta:editing-duration>PT00H20M35S</meta:editing-duration>
    <meta:editing-cycles>10</meta:editing-cycles>
    <meta:generator>OpenOffice.org/3.0$Win32 OpenOffice.org_project/300m15$Build-9379</meta:generator>
    <meta:printed-by>Richard Hollabaugh</meta:printed-by>
    <meta:print-date>2009-11-04T16:01:23.05</meta:print-date>
    <meta:document-statistic meta:table-count="0" meta:image-count="0" meta:object-count="0" meta:page-count="2" meta:paragraph-count="53" meta:word-count="238" meta:character-count="1942"/>
  </office:meta>
</office:document-meta>
</file>